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defc7" officeooo:paragraph-rsid="00066ea9" style:font-weight-asian="normal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12728" officeooo:paragraph-rsid="00066ea9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9edfc" officeooo:paragraph-rsid="0009edfc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09951e"/>
    </style:style>
    <style:style style:name="T1" style:family="text">
      <style:text-properties style:font-name="Courier New" fo:font-size="11pt" fo:language="en" fo:country="US" style:font-size-asian="11pt"/>
    </style:style>
    <style:style style:name="T2" style:family="text">
      <style:text-properties style:font-name="Courier New" fo:font-size="11pt" fo:language="en" fo:country="US" officeooo:rsid="0009951e" style:font-size-asian="11pt"/>
    </style:style>
    <style:style style:name="T3" style:family="text">
      <style:text-properties style:font-name="Courier New" fo:font-size="11pt" fo:language="en" fo:country="US" style:text-underline-style="none" fo:font-weight="normal" officeooo:rsid="0009951e" style:font-size-asian="11pt" style:font-weight-asian="normal" style:font-weight-complex="normal"/>
    </style:style>
    <style:style style:name="T4" style:family="text">
      <style:text-properties officeooo:rsid="0009edf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26923436871150961" text:style-name="L1">
        <text:list-item>
          <text:p text:style-name="P1">Take a log file as an input and print the no of errors in that log file.</text:p>
        </text:list-item>
        <text:list-item>
          <text:p text:style-name="P2">Combine the errors and warnings of <text:span text:style-name="T4">any log file</text:span> and print it.</text:p>
        </text:list-item>
        <text:list-item>
          <text:p text:style-name="P2"><text:span text:style-name="T1">Compute the total amount spent per customer in some fake e-commerce data </text:span><text:span text:style-name="T2">and identify the top customer on the basis of amount spent.</text:span></text:p>
          <text:list>
            <text:list-item>
              <text:p text:style-name="P4"><text:span text:style-name="T3">Data file : </text:span><text:span text:style-name="T1">customer-orders.csv</text:span></text:p>
            </text:list-item>
          </text:list>
        </text:list-item>
        <text:list-item>
          <text:p text:style-name="P3">Find the minimum temperature from the recordings given in 1800.csv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6:30:37.384000000</meta:creation-date>
    <dc:date>2017-11-06T17:19:38.178000000</dc:date>
    <meta:editing-duration>PT27M1S</meta:editing-duration>
    <meta:editing-cycles>3</meta:editing-cycles>
    <meta:generator>LibreOffice/4.2.4.2$Windows_x86 LibreOffice_project/63150712c6d317d27ce2db16eb94c2f3d7b699f8</meta:generator>
    <meta:document-statistic meta:table-count="0" meta:image-count="0" meta:object-count="0" meta:page-count="1" meta:paragraph-count="5" meta:word-count="71" meta:character-count="372" meta:non-whitespace-character-count="311"/>
  </office:meta>
</office:document-meta>
</file>